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99" draw:marker-start-width="0.252cm" draw:marker-end-width="0.252cm" draw:fill="solid" draw:fill-color="#ffffff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0099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cm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435cm" fo:padding-top="0.225cm" fo:padding-bottom="0.225cm" fo:padding-left="0.35cm" fo:padding-right="0.35cm" draw:shadow="hidden"/>
    </style:style>
    <style:style style:name="gr7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0.957cm" fo:padding-top="0.225cm" fo:padding-bottom="0.225cm" fo:padding-left="0.35cm" fo:padding-right="0.35cm" draw:shadow="hidden"/>
    </style:style>
    <style:style style:name="gr8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0.8cm" fo:padding-top="0.225cm" fo:padding-bottom="0.225cm" fo:padding-left="0.35cm" fo:padding-right="0.35cm" draw:shadow="hidden"/>
    </style:style>
    <style:style style:name="gr9" style:family="graphic" style:parent-style-name="standard">
      <style:graphic-properties svg:stroke-width="0.035cm" svg:stroke-color="#000099" draw:marker-start-width="0.252cm" draw:marker-end-width="0.252cm" draw:fill="none" draw:opacity="35%" draw:textarea-horizontal-align="justify" draw:textarea-vertical-align="middle" draw:auto-grow-height="false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4cm" fo:padding-top="0.225cm" fo:padding-bottom="0.225cm" fo:padding-left="0.35cm" fo:padding-right="0.35cm" draw:shadow="hidden"/>
    </style:style>
    <style:style style:name="gr11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0.55cm" fo:padding-top="0.225cm" fo:padding-bottom="0.225cm" fo:padding-left="0.35cm" fo:padding-right="0.35cm" draw:shadow="hidden"/>
    </style:style>
    <style:style style:name="gr12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0.6cm" fo:padding-top="0.225cm" fo:padding-bottom="0.225cm" fo:padding-left="0.35cm" fo:padding-right="0.35cm" draw:shadow="hidden"/>
    </style:style>
    <style:style style:name="gr13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3.1cm" fo:padding-top="0.225cm" fo:padding-bottom="0.225cm" fo:padding-left="0.35cm" fo:padding-right="0.35cm" draw:shadow="hidden"/>
    </style:style>
    <style:style style:name="gr14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2.1cm" fo:padding-top="0.225cm" fo:padding-bottom="0.225cm" fo:padding-left="0.35cm" fo:padding-right="0.35cm" draw:shadow="hidden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 draw:shadow="hidden"/>
    </style:style>
    <style:style style:name="gr16" style:family="graphic" style:parent-style-name="objectwithoutfill">
      <style:graphic-properties svg:stroke-width="0cm" draw:marker-start-width="0.5cm" draw:marker-end="Arrow" draw:marker-end-width="0.3cm" draw:fill="none" draw:textarea-vertical-align="middle" draw:shadow="hidden"/>
    </style:style>
    <style:style style:name="gr17" style:family="graphic" style:parent-style-name="objectwithoutfill">
      <style:graphic-properties svg:stroke-width="0cm" draw:marker-start="Extrémités_20_de_20_flèche_20_1" draw:marker-start-width="0.5cm" draw:marker-end-width="0.5cm" draw:fill="none" draw:textarea-vertical-align="middle" draw:shadow="hidden"/>
    </style:style>
    <style:style style:name="gr18" style:family="graphic" style:parent-style-name="standard">
      <style:graphic-properties draw:stroke="none" svg:stroke-width="0cm" svg:stroke-color="#000000" draw:marker-start="Extrémités_20_de_20_flèche_20_1" draw:marker-start-width="0.5cm" draw:marker-end-width="0.5cm" draw:fill="none" draw:fill-color="#ffffff" fo:min-height="4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458cm" svg:height="9.842cm" svg:x="1.4cm" svg:y="5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3.2cm" svg:x="2.7cm" svg:y="6.7cm">
          <text:p text:style-name="P1"><text:span text:style-name="T1">Téléchargement ou lecture</text:span></text:p>
          <text:p text:style-name="P1"><text:span text:style-name="T1">si réanaly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cm" svg:height="1.9cm" svg:x="10.4cm" svg:y="7.2cm">
          <text:p text:style-name="P1"><text:span text:style-name="T1">Pré-analyse </text:span></text:p>
          <text:p text:style-name="P1"><text:span text:style-name="T1">des données </text:span></text:p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1.9cm" svg:x="14cm" svg:y="10.7cm">
          <text:p text:style-name="P2"><text:span text:style-name="T1">Moindres carrés</text:span></text:p>
          <text:p text:style-name="P2"><text:span text:style-name="T1">(itérations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2.4cm" svg:height="1.1cm" svg:x="1.7cm" svg:y="12cm">
          <text:p text:style-name="P1"><text:span text:style-name="T1">Fichier </text:span></text:p>
          <text:p text:style-name="P1"><text:span text:style-name="T1">D'op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1.9cm" svg:x="6.4cm" svg:y="11.6cm">
          <text:p text:style-name="P1"><text:span text:style-name="T1">Fichier base de </text:span></text:p>
          <text:p text:style-name="P1"><text:span text:style-name="T1">donnée matériel</text:span></text:p>
          <text:p text:style-name="P1"><text:span text:style-name="T1">(format XML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6cm" svg:height="1cm" svg:x="7.2cm" svg:y="17cm">
          <text:p text:style-name="P1"><text:span text:style-name="T1">Script de supervision 2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cm" svg:height="1.45cm" svg:x="1.3cm" svg:y="3.3cm">
          <draw:text-box>
            <text:p><text:span text:style-name="T1">SINEXSLR</text:span></text:p>
          </draw:text-box>
        </draw:frame>
        <draw:frame draw:style-name="gr6" draw:text-style-name="P3" draw:layer="layout" svg:width="3.5cm" svg:height="1.885cm" svg:x="4.4cm" svg:y="3.215cm">
          <draw:text-box>
            <text:p><text:span text:style-name="T1">Déplacements <text:s text:c="7"/>GPS</text:span></text:p>
            <text:p><text:span text:style-name="T1"/></text:p>
          </draw:text-box>
        </draw:frame>
        <draw:frame draw:style-name="gr7" draw:text-style-name="P3" draw:layer="layout" svg:width="3.8cm" svg:height="1.407cm" svg:x="8.4cm" svg:y="3.2cm">
          <draw:text-box>
            <text:p><text:span text:style-name="T1">Coordonnées référence SLR</text:span></text:p>
          </draw:text-box>
        </draw:frame>
        <draw:frame draw:style-name="gr8" draw:text-style-name="P3" draw:layer="layout" svg:width="4.6cm" svg:height="1.25cm" svg:x="14.9cm" svg:y="1.4cm">
          <draw:text-box>
            <text:p><text:span text:style-name="T1"><text:s text:c="2"/></text:span><text:span text:style-name="T1">Fichier d'option</text:span></text:p>
          </draw:text-box>
        </draw:frame>
        <draw:custom-shape draw:style-name="gr9" draw:text-style-name="P2" draw:layer="layout" svg:width="4.9cm" svg:height="0.9cm" svg:x="14.6cm" svg:y="3.6cm">
          <text:p text:style-name="P1"><text:span text:style-name="T1">Script de supervision 1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cm" svg:height="1.85cm" svg:x="1.2cm" svg:y="16.8cm">
          <draw:text-box>
            <text:p><text:span text:style-name="T1">Boite SLR mail</text:span></text:p>
            <text:p><text:span text:style-name="T1">avec mots clefs</text:span></text:p>
          </draw:text-box>
        </draw:frame>
        <draw:frame draw:style-name="gr11" draw:text-style-name="P3" draw:layer="layout" svg:width="4.3cm" svg:height="1cm" svg:x="14.8cm" svg:y="16.6cm">
          <draw:text-box>
            <text:p><text:span text:style-name="T1">Tous les SLR mail</text:span></text:p>
          </draw:text-box>
        </draw:frame>
        <draw:frame draw:style-name="gr12" draw:text-style-name="P3" draw:layer="layout" svg:width="4.1cm" svg:height="1.05cm" svg:x="15.1cm" svg:y="17.9cm">
          <draw:text-box>
            <text:p><text:span text:style-name="T1">Fichiers log SLR</text:span></text:p>
          </draw:text-box>
        </draw:frame>
        <draw:frame draw:style-name="gr13" draw:text-style-name="P2" draw:layer="layout" svg:width="2.9cm" svg:height="3.55cm" svg:x="19.7cm" svg:y="7.05cm">
          <draw:text-box>
            <text:p text:style-name="P1"><text:span text:style-name="T1">Mettre sur</text:span></text:p>
            <text:p text:style-name="P1"><text:span text:style-name="T1">FTP les résultats</text:span></text:p>
          </draw:text-box>
        </draw:frame>
        <draw:frame draw:style-name="gr14" draw:text-style-name="P2" draw:layer="layout" svg:width="2.4cm" svg:height="2.55cm" svg:x="19.8cm" svg:y="9.45cm">
          <draw:text-box>
            <text:p text:style-name="P1"><text:span text:style-name="T1">Envoi </text:span></text:p>
            <text:p text:style-name="P1"><text:span text:style-name="T1">d’émail</text:span></text:p>
          </draw:text-box>
        </draw:frame>
        <draw:line draw:style-name="gr15" draw:text-style-name="P1" draw:layer="layout" svg:x1="2.7cm" svg:y1="4cm" svg:x2="3.5cm" svg:y2="7.2cm">
          <text:p/>
        </draw:line>
        <draw:line draw:style-name="gr15" draw:text-style-name="P1" draw:layer="layout" svg:x1="5.8cm" svg:y1="4.5cm" svg:x2="5.4cm" svg:y2="6.7cm">
          <text:p/>
        </draw:line>
        <draw:line draw:style-name="gr15" draw:text-style-name="P1" draw:layer="layout" svg:x1="9.7cm" svg:y1="4.5cm" svg:x2="7.4cm" svg:y2="7.2cm">
          <text:p/>
        </draw:line>
        <draw:line draw:style-name="gr15" draw:text-style-name="P1" draw:layer="layout" svg:x1="3cm" svg:y1="11.8cm" svg:x2="3.5cm" svg:y2="9.5cm">
          <text:p/>
        </draw:line>
        <draw:line draw:style-name="gr15" draw:text-style-name="P1" draw:layer="layout" svg:x1="7.2cm" svg:y1="11.6cm" svg:x2="6.3cm" svg:y2="9.6cm">
          <text:p/>
        </draw:line>
        <draw:line draw:style-name="gr15" draw:text-style-name="P1" draw:layer="layout" svg:x1="8.1cm" svg:y1="8.3cm" svg:x2="10.4cm" svg:y2="8.3cm">
          <text:p/>
        </draw:line>
        <draw:line draw:style-name="gr15" draw:text-style-name="P1" draw:layer="layout" svg:x1="13.5cm" svg:y1="9.2cm" svg:x2="15.4cm" svg:y2="10.6cm">
          <text:p/>
        </draw:line>
        <draw:line draw:style-name="gr15" draw:text-style-name="P1" draw:layer="layout" svg:x1="9.3cm" svg:y1="16.9cm" svg:x2="8.2cm" svg:y2="13.5cm">
          <text:p/>
        </draw:line>
        <draw:line draw:style-name="gr15" draw:text-style-name="P1" draw:layer="layout" svg:x1="7.2cm" svg:y1="17.6cm" svg:x2="5.2cm" svg:y2="17.6cm">
          <text:p/>
        </draw:line>
        <draw:line draw:style-name="gr15" draw:text-style-name="P1" draw:layer="layout" svg:x1="14.6cm" svg:y1="17.2cm" svg:x2="12.8cm" svg:y2="17.3cm">
          <text:p/>
        </draw:line>
        <draw:line draw:style-name="gr16" draw:text-style-name="P1" draw:layer="layout" svg:x1="14.8cm" svg:y1="18.2cm" svg:x2="12.8cm" svg:y2="17.9cm">
          <text:p/>
        </draw:line>
        <draw:line draw:style-name="gr16" draw:text-style-name="P1" draw:layer="layout" svg:x1="17.1cm" svg:y1="2.3cm" svg:x2="17.1cm" svg:y2="3.6cm">
          <text:p/>
        </draw:line>
        <draw:line draw:style-name="gr16" draw:text-style-name="P1" draw:layer="layout" svg:x1="17.1cm" svg:y1="4.6cm" svg:x2="17.1cm" svg:y2="5.6cm">
          <text:p/>
        </draw:line>
        <draw:line draw:style-name="gr17" draw:text-style-name="P1" draw:layer="layout" svg:x1="19.7cm" svg:y1="8.1cm" svg:x2="18.8cm" svg:y2="8.1cm">
          <text:p/>
        </draw:line>
        <draw:line draw:style-name="gr17" draw:text-style-name="P1" draw:layer="layout" svg:x1="19.7cm" svg:y1="10.3cm" svg:x2="18.7cm" svg:y2="10.3cm">
          <text:p/>
        </draw:line>
        <draw:frame draw:style-name="gr18" draw:text-style-name="P3" draw:layer="layout" svg:width="4.3cm" svg:height="4.45cm" svg:x="14.8cm" svg:y="13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Extrémités_20_de_20_flèche_20_1" draw:display-name="Extrémités de flèche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0:54:17.644893403</meta:creation-date>
    <dc:date>2017-05-16T21:38:29.63</dc:date>
    <meta:editing-duration>PT19M15S</meta:editing-duration>
    <meta:editing-cycles>3</meta:editing-cycles>
    <meta:generator>OpenOffice/4.1.1$Win32 OpenOffice.org_project/411m6$Build-9775</meta:generator>
    <meta:document-statistic meta:object-count="33"/>
  </office:meta>
</office:document-meta>
</file>